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163cm"/>
    </style:style>
    <style:style style:name="pr5" style:family="presentation" style:parent-style-name="Default-subtitle">
      <style:graphic-properties draw:fill-color="#ffffff" fo:min-height="12.179cm"/>
    </style:style>
    <style:style style:name="pr6" style:family="presentation" style:parent-style-name="Default-title">
      <style:graphic-properties fo:min-height="3.506cm"/>
    </style:style>
    <style:style style:name="pr7" style:family="presentation" style:parent-style-name="Default-title">
      <style:graphic-properties fo:min-height="1.706cm"/>
    </style:style>
    <style:style style:name="pr8" style:family="presentation" style:parent-style-name="Default-title">
      <style:graphic-properties fo:min-height="1.763cm"/>
    </style:style>
    <style:style style:name="pr9" style:family="presentation" style:parent-style-name="Default-subtitle">
      <style:graphic-properties draw:fill-color="#ffffff" draw:textarea-vertical-align="top" fo:min-height="16.493cm"/>
    </style:style>
    <style:style style:name="P1" style:family="paragraph">
      <style:paragraph-properties fo:margin-left="0cm" fo:margin-right="0cm" fo:text-align="start" fo:text-indent="0cm"/>
      <style:text-properties fo:font-size="12pt" style:font-size-asian="12pt" style:font-size-complex="12pt"/>
    </style:style>
    <style:style style:name="P2" style:family="paragraph">
      <loext:graphic-properties draw:fill-color="#ffffff"/>
      <style:paragraph-properties fo:margin-left="0cm" fo:margin-right="0cm" fo:text-align="start" fo:text-indent="0cm"/>
      <style:text-properties fo:font-size="12pt" style:font-size-asian="12pt" style:font-size-complex="12pt"/>
    </style:style>
    <style:style style:name="P3" style:family="paragraph">
      <loext:graphic-properties draw:fill-color="#ffffff"/>
    </style:style>
    <style:style style:name="P4" style:family="paragraph">
      <style:text-properties fo:font-size="18pt" style:font-size-asian="18pt" style:font-size-complex="18pt"/>
    </style:style>
    <style:style style:name="P5" style:family="paragraph">
      <style:paragraph-properties fo:text-align="start"/>
      <style:text-properties fo:font-size="14pt" style:font-size-asian="14pt" style:font-size-complex="14pt"/>
    </style:style>
    <style:style style:name="P6" style:family="paragraph">
      <loext:graphic-properties draw:fill-color="#ffffff"/>
      <style:paragraph-properties fo:text-align="start"/>
      <style:text-properties fo:font-size="14pt" style:font-size-asian="14pt" style:font-size-complex="14pt"/>
    </style:style>
    <style:style style:name="P7" style:family="paragraph">
      <style:paragraph-properties fo:text-align="start"/>
    </style:style>
    <style:style style:name="P8" style:family="paragraph">
      <style:text-properties fo:font-size="18pt" fo:font-weight="bold" style:font-size-asian="18pt" style:font-weight-asian="bold" style:font-size-complex="18pt" style:font-weight-complex="bold"/>
    </style:style>
    <style:style style:name="T1" style:family="text">
      <style:text-properties fo:font-size="12pt" style:font-size-asian="12pt" style:font-size-complex="12pt"/>
    </style:style>
    <style:style style:name="T2" style:family="text">
      <style:text-properties fo:font-size="18pt" style:font-size-asian="18pt" style:font-size-complex="18pt"/>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MySQL installation</text:p>
          </draw:text-box>
        </draw:frame>
        <draw:frame presentation:style-name="pr2" draw:text-style-name="P2" draw:layer="layout" svg:width="25.199cm" svg:height="12.179cm" svg:x="1.4cm" svg:y="4.914cm" presentation:class="subtitle">
          <draw:text-box>
            <text:p text:style-name="P1"><text:span text:style-name="T1">MySQL tutorial</text:span></text:p>
            <text:p text:style-name="P1"><text:span text:style-name="T1">Data is stored in a collection of tables with each table consisting of a set of rows and columns. This is similar to how data is stored in SQLite. <text:s text:c="2"/>To interact with the data </text:span><text:span text:style-name="T2">stored</text:span><text:span text:style-name="T1"> in tables we use a special-purpose programming language called SQL.</text:span></text:p>
            <text:p text:style-name="P1"><text:span text:style-name="T1"/></text:p>
            <text:p text:style-name="P1"><text:span text:style-name="T1">Step 1: Install MySQL</text:span></text:p>
            <text:p text:style-name="P1"><text:span text:style-name="T1">First you must install a MySQL driver, use the specific installation method below.</text:span></text:p>
            <text:p text:style-name="P1"><text:span text:style-name="T1"/></text:p>
            <text:p text:style-name="P1"><text:span text:style-name="T1">On Windows:</text:span></text:p>
            <text:p text:style-name="P1"><text:span text:style-name="T1">Install MySQLdb using below link</text:span></text:p>
            <text:p text:style-name="P1"><text:span text:style-name="T1">http://sourceforge.net/projects/mysql-python/files/mysql-python/1.2.3/MySQL-python-1.2.3.win32-py2.7.msi/download.</text:span></text:p>
            <text:p text:style-name="P1"><text:span text:style-name="T1"/></text:p>
            <text:p text:style-name="P1"><text:span text:style-name="T1">On Linux:</text:span></text:p>
            <text:p text:style-name="P1"><text:span text:style-name="T1">Install MySQLdb using:</text:span></text:p>
            <text:p text:style-name="P1"><text:span text:style-name="T1"/></text:p>
            <text:p text:style-name="P1"><text:span text:style-name="T1">sudo apt-get install python-mysqldb</text:span></text:p>
            <text:p text:style-name="P1"><text:span text:style-name="T1">yum install mysql-python</text:span></text:p>
            <text:p text:style-name="P1"><text:span text:style-name="T1">depending on your version.</text:span></text:p>
            <text:p text:style-name="P1"><text:span text:style-name="T1"/></text:p>
            <text:p text:style-name="P1"><text:span text:style-name="T1">On Mac:</text:span></text:p>
            <text:p text:style-name="P1"><text:span text:style-name="T1">Follow the installation instructions from stackoverflow</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4" draw:text-style-name="P4" draw:layer="layout" svg:width="25.199cm" svg:height="1.163cm" svg:x="1.4cm" svg:y="0.837cm" presentation:class="title" presentation:user-transformed="true">
          <draw:text-box>
            <text:p text:style-name="P4"><text:span text:style-name="T2">Setup the database</text:span></text:p>
          </draw:text-box>
        </draw:frame>
        <draw:frame presentation:style-name="pr5" draw:text-style-name="P6" draw:layer="layout" svg:width="25.199cm" svg:height="16.651cm" svg:x="1.4cm" svg:y="2.666cm" presentation:class="subtitle" presentation:user-transformed="true">
          <draw:text-box>
            <text:p text:style-name="P5"><text:span text:style-name="T3">Make sure you have database access, from the command line type:</text:span></text:p>
            <text:p text:style-name="P5"><text:span text:style-name="T3"/></text:p>
            <text:p text:style-name="P5"><text:span text:style-name="T4">mysql -u USERNAME -p</text:span></text:p>
            <text:p text:style-name="P5"><text:span text:style-name="T3">MySQL will then ask your password. <text:s/>Type these commands:</text:span></text:p>
            <text:p text:style-name="P5"><text:span text:style-name="T3"/></text:p>
            <text:p text:style-name="P5"><text:span text:style-name="T3">mysql&amp;gt; CREATE DATABASE pythonspot;</text:span></text:p>
            <text:p text:style-name="P5"><text:span text:style-name="T3">mysql&amp;gt; USE pythonspot;</text:span></text:p>
            <text:p text:style-name="P5"><text:span text:style-name="T3">We go on the create the table:</text:span></text:p>
            <text:p text:style-name="P5"><text:span text:style-name="T3"/></text:p>
            <text:p text:style-name="P5"><text:span text:style-name="T4">CREATE TABLE IF NOT EXISTS examples (</text:span></text:p>
            <text:p text:style-name="P5"><text:span text:style-name="T4"><text:s text:c="2"/></text:span><text:span text:style-name="T4">id int(11) NOT NULL AUTO_INCREMENT,</text:span></text:p>
            <text:p text:style-name="P5"><text:span text:style-name="T4"><text:s text:c="2"/></text:span><text:span text:style-name="T4">description varchar(45),</text:span></text:p>
            <text:p text:style-name="P5"><text:span text:style-name="T4"><text:s text:c="2"/></text:span><text:span text:style-name="T4">PRIMARY KEY (id)</text:span></text:p>
            <text:p text:style-name="P5"><text:span text:style-name="T4">);</text:span></text:p>
            <text:p text:style-name="P5"><text:span text:style-name="T3">Then we can insert data into the table (these are SQL queries):</text:span></text:p>
            <text:p text:style-name="P5"><text:span text:style-name="T3"/></text:p>
            <text:p text:style-name="P5"><text:span text:style-name="T4">INSERT INTO examples(description) VALUES ("Hello World");</text:span></text:p>
            <text:p text:style-name="P5"><text:span text:style-name="T4">INSERT INTO examples(description) VALUES ("MySQL Example");</text:span></text:p>
            <text:p text:style-name="P5"><text:span text:style-name="T4">INSERT INTO examples(description) VALUES ("Flask Example");</text:span></text:p>
            <text:p text:style-name="P5"><text:span text:style-name="T3">You can now grab all records from the table using a SQL query:</text:span></text:p>
            <text:p text:style-name="P5"><text:span text:style-name="T3"/></text:p>
            <text:p text:style-name="P5"><text:span text:style-name="T3">mysql&amp;gt;</text:span><text:span text:style-name="T4"> SELECT * FROM examples</text:span><text:span text:style-name="T3">;</text:span></text:p>
            <text:p text:style-name="P5"><text:span text:style-name="T3">+----+---------------+</text:span></text:p>
            <text:p text:style-name="P5"><text:span text:style-name="T3">| id | description <text:s text:c="2"/>|</text:span></text:p>
            <text:p text:style-name="P5"><text:span text:style-name="T3">+----+---------------+</text:span></text:p>
            <text:p text:style-name="P5"><text:span text:style-name="T3">| <text:s/>1 | Hello World <text:s text:c="2"/>|</text:span></text:p>
            <text:p text:style-name="P5"><text:span text:style-name="T3">| <text:s/>2 | MySQL Example |</text:span></text:p>
            <text:p text:style-name="P5"><text:span text:style-name="T3">| <text:s/>3 | Flask Example |</text:span></text:p>
            <text:p text:style-name="P5"><text:span text:style-name="T3">+----+---------------+</text:span></text:p>
            <text:p text:style-name="P5"><text:span text:style-name="T3">3 rows in set (0.01 sec)</text:span></text:p>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6" draw:text-style-name="P4" draw:layer="layout" svg:width="25.199cm" svg:height="3.506cm" svg:x="1.4cm" svg:y="0.837cm" presentation:class="title" presentation:user-transformed="true">
          <draw:text-box>
            <text:p text:style-name="P4"><text:span text:style-name="T2">Creating testdb</text:span></text:p>
          </draw:text-box>
        </draw:frame>
        <draw:frame presentation:style-name="pr5" draw:text-style-name="P6" draw:layer="layout" svg:width="25.199cm" svg:height="12.179cm" svg:x="1.4cm" svg:y="4.908cm" presentation:class="subtitle" presentation:user-transformed="true">
          <draw:text-box>
            <text:p text:style-name="P5"><text:span text:style-name="T3">We connect to the database using the root account. We show all available databases with the SHOW DATABASES statement.</text:span></text:p>
            <text:p text:style-name="P5"><text:span text:style-name="T3"/></text:p>
            <text:p text:style-name="P5"><text:span text:style-name="T3">mysql&gt; CREATE DATABASE testdb;</text:span></text:p>
            <text:p text:style-name="P5"><text:span text:style-name="T3">Query OK, 1 row affected (0.02 sec)</text:span></text:p>
            <text:p text:style-name="P5"><text:span text:style-name="T3">We create a new testdb database. We will use this database throughout the tutorial.</text:span></text:p>
            <text:p text:style-name="P5"><text:span text:style-name="T3"/></text:p>
            <text:p text:style-name="P5"><text:span text:style-name="T3">mysql&gt; CREATE USER 'testuser'@'localhost' IDENTIFIED BY 'test623';</text:span></text:p>
            <text:p text:style-name="P5"><text:span text:style-name="T3">Query OK, 0 rows affected (0.00 sec)</text:span></text:p>
            <text:p text:style-name="P5"><text:span text:style-name="T3"/></text:p>
            <text:p text:style-name="P5"><text:span text:style-name="T3">mysql&gt; USE testdb;</text:span></text:p>
            <text:p text:style-name="P5"><text:span text:style-name="T3">Database changed</text:span></text:p>
            <text:p text:style-name="P5"><text:span text:style-name="T3"/></text:p>
            <text:p text:style-name="P5"><text:span text:style-name="T3">mysql&gt; GRANT ALL ON testdb.* TO 'testuser'@'localhost';</text:span></text:p>
            <text:p text:style-name="P5"><text:span text:style-name="T3">Query OK, 0 rows affected (0.00 sec)</text:span></text:p>
            <text:p text:style-name="P5"><text:span text:style-name="T3"/></text:p>
            <text:p text:style-name="P5"><text:span text:style-name="T3">mysql&gt; quit;</text:span></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7" draw:text-style-name="P4" draw:layer="layout" svg:width="24.999cm" svg:height="1.706cm" svg:x="1.201cm" svg:y="0.294cm" presentation:class="title" presentation:user-transformed="true">
          <draw:text-box>
            <text:p text:style-name="P4"><text:span text:style-name="T2">_mysql module</text:span></text:p>
          </draw:text-box>
        </draw:frame>
        <draw:frame presentation:style-name="pr5" draw:text-style-name="P6" draw:layer="layout" svg:width="25.199cm" svg:height="12.179cm" svg:x="1.2cm" svg:y="4.957cm" presentation:class="subtitle" presentation:user-transformed="true">
          <draw:text-box>
            <text:p text:style-name="P5"><text:span text:style-name="T3">The _mysql module implements the MySQL C API directly. </text:span><text:span text:style-name="T4">It is not compatible with the Python DB API interface.</text:span><text:span text:style-name="T3"> Generally, the programmers prefer the </text:span><text:span text:style-name="T4">object oriented MySQLdb module</text:span><text:span text:style-name="T3">. <text:s/>Here we present only one small example with the _mysql module.</text:span></text:p>
            <text:p text:style-name="P5"><text:span text:style-name="T3"/></text:p>
            <text:p text:style-name="P5"><text:span text:style-name="T3">import _mysql</text:span></text:p>
            <text:p text:style-name="P5"><text:span text:style-name="T3">import sys</text:span></text:p>
            <text:p text:style-name="P5"><text:span text:style-name="T3">try:</text:span></text:p>
            <text:p text:style-name="P5"><text:span text:style-name="T3"><text:s text:c="4"/></text:span><text:span text:style-name="T3">con = _mysql.connect('localhost', 'testuser', 'test623', 'testdb')</text:span></text:p>
            <text:p text:style-name="P5"><text:span text:style-name="T3"><text:s text:c="4"/></text:span><text:span text:style-name="T3">con.query("SELECT VERSION()")</text:span></text:p>
            <text:p text:style-name="P5"><text:span text:style-name="T3"><text:s text:c="4"/></text:span><text:span text:style-name="T3">result = con.use_result()</text:span></text:p>
            <text:p text:style-name="P5"><text:span text:style-name="T3"><text:s text:c="4"/></text:span><text:span text:style-name="T3">print "MySQL version: %s" % \</text:span></text:p>
            <text:p text:style-name="P5"><text:span text:style-name="T3"><text:s text:c="8"/></text:span><text:span text:style-name="T3">result.fetch_row()[0]</text:span></text:p>
            <text:p text:style-name="P5"><text:span text:style-name="T3">except _mysql.Error, e:</text:span></text:p>
            <text:p text:style-name="P5"><text:span text:style-name="T3"><text:s text:c="4"/></text:span><text:span text:style-name="T3">print "Error %d: %s" % (e.args[0], e.args[1])</text:span></text:p>
            <text:p text:style-name="P5"><text:span text:style-name="T3"><text:s text:c="4"/></text:span><text:span text:style-name="T3">sys.exit(1)</text:span></text:p>
            <text:p text:style-name="P5"><text:span text:style-name="T3">finally:</text:span></text:p>
            <text:p text:style-name="P5"><text:span text:style-name="T3"><text:s text:c="4"/></text:span><text:span text:style-name="T3">if con:</text:span></text:p>
            <text:p text:style-name="P5"><text:span text:style-name="T3"><text:s text:c="8"/></text:span><text:span text:style-name="T3">con.close()</text:span></text:p>
            <text:p text:style-name="P5"><text:span text:style-name="T3"/></text:p>
            <text:p text:style-name="P5"><text:span text:style-name="T4">The example will get and print the version of the MySQL database. For this, we use the SELECT VERSION() SQL statement.</text:span></text:p>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8" draw:text-style-name="P4" draw:layer="layout" svg:width="25.199cm" svg:height="1.763cm" svg:x="1.4cm" svg:y="0.837cm" presentation:class="title" presentation:user-transformed="true">
          <draw:text-box>
            <text:p text:style-name="P4"><text:span text:style-name="T2">MySQLdb module</text:span></text:p>
          </draw:text-box>
        </draw:frame>
        <draw:frame presentation:style-name="pr5" draw:text-style-name="P6" draw:layer="layout" svg:width="25.199cm" svg:height="17.761cm" svg:x="1.601cm" svg:y="1.811cm" presentation:class="subtitle" presentation:user-transformed="true">
          <draw:text-box>
            <text:p text:style-name="P5"><text:span text:style-name="T3"/></text:p>
            <text:p text:style-name="P5"><text:span text:style-name="T3">MySQLdb is a thin Python wrapper around _mysql. It is compatible with the</text:span><text:span text:style-name="T4"> Python DB API</text:span><text:span text:style-name="T3">, </text:span><text:span text:style-name="T4">which makes the code more portable</text:span><text:span text:style-name="T3">. Using this model is the </text:span><text:span text:style-name="T4">preferred way of working with the MySQL.</text:span></text:p>
            <text:p text:style-name="P5"><text:span text:style-name="T4"/></text:p>
            <text:p text:style-name="P5"><text:span text:style-name="T3">MySQLdb version example</text:span></text:p>
            <text:p text:style-name="P5"><text:span text:style-name="T3">In the first example, we will get the version of the MySQL database.</text:span></text:p>
            <text:p text:style-name="P5"><text:span text:style-name="T3"/></text:p>
            <text:p text:style-name="P5"><text:span text:style-name="T4">import MySQLdb as mdb</text:span></text:p>
            <text:p text:style-name="P5"><text:span text:style-name="T3">import sys</text:span></text:p>
            <text:p text:style-name="P5"><text:span text:style-name="T3"/></text:p>
            <text:p text:style-name="P5"><text:span text:style-name="T3">try:</text:span></text:p>
            <text:p text:style-name="P5"><text:span text:style-name="T3"><text:s text:c="4"/></text:span><text:span text:style-name="T3">con = mdb.connect('localhost', 'testuser', 'test623', 'testdb')</text:span></text:p>
            <text:p text:style-name="P5"><text:span text:style-name="T3"/></text:p>
            <text:p text:style-name="P5"><text:span text:style-name="T3"><text:s text:c="4"/></text:span><text:span text:style-name="T3">cur = con.cursor()</text:span></text:p>
            <text:p text:style-name="P5"><text:span text:style-name="T3"><text:s text:c="4"/></text:span><text:span text:style-name="T3">cur.execute("SELECT VERSION()")</text:span></text:p>
            <text:p text:style-name="P5"><text:span text:style-name="T3"/></text:p>
            <text:p text:style-name="P5"><text:span text:style-name="T3"><text:s text:c="4"/></text:span><text:span text:style-name="T3">ver = cur.fetchone()</text:span></text:p>
            <text:p text:style-name="P5"><text:span text:style-name="T3"><text:s text:c="4"/></text:span></text:p>
            <text:p text:style-name="P5"><text:span text:style-name="T3"><text:s text:c="4"/></text:span><text:span text:style-name="T3">print "Database version : %s " % ver</text:span></text:p>
            <text:p text:style-name="P5"><text:span text:style-name="T3"><text:s text:c="4"/></text:span></text:p>
            <text:p text:style-name="P5"><text:span text:style-name="T3">except mdb.Error, e:</text:span></text:p>
            <text:p text:style-name="P5"><text:span text:style-name="T3"><text:s text:c="2"/></text:span></text:p>
            <text:p text:style-name="P5"><text:span text:style-name="T3"><text:s text:c="4"/></text:span><text:span text:style-name="T3">print "Error %d: %s" % (e.args[0],e.args[1])</text:span></text:p>
            <text:p text:style-name="P5"><text:span text:style-name="T3"><text:s text:c="4"/></text:span><text:span text:style-name="T3">sys.exit(1)</text:span></text:p>
            <text:p text:style-name="P5"><text:span text:style-name="T3"><text:s text:c="4"/></text:span></text:p>
            <text:p text:style-name="P5"><text:span text:style-name="T3">finally: <text:s text:c="3"/></text:span></text:p>
            <text:p text:style-name="P5"><text:span text:style-name="T3"><text:s text:c="8"/></text:span></text:p>
            <text:p text:style-name="P5"><text:span text:style-name="T3"><text:s text:c="4"/></text:span><text:span text:style-name="T3">if con: <text:s text:c="3"/></text:span></text:p>
            <text:p text:style-name="P5"><text:span text:style-name="T3"><text:s text:c="8"/></text:span><text:span text:style-name="T3">con.close()</text:span></text:p>
            <text:p text:style-name="P5"><text:span text:style-name="T3"/></text:p>
            <text:p text:style-name="P5"><text:span text:style-name="T3"/></text:p>
            <text:p text:style-name="P5"><text:span text:style-name="T3">We pass four parameters: the hostname, the </text:span><text:span text:style-name="T4">database user name, the password, and the database name.</text:span></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draw:frame presentation:style-name="pr9" draw:text-style-name="P6" draw:layer="layout" svg:width="25.199cm" svg:height="20.692cm" svg:x="1.4cm" svg:y="0.6cm" presentation:class="subtitle" presentation:user-transformed="true">
          <draw:text-box>
            <text:p text:style-name="P7"><text:span text:style-name="T4">With statements</text:span></text:p>
            <text:p text:style-name="P5"><text:span text:style-name="T3">With the with keyword, the Python interpreter automatically releases the resources. It also provides error handling.</text:span></text:p>
            <text:p text:style-name="P5"><text:span text:style-name="T3"/></text:p>
            <text:p text:style-name="P5"><text:span text:style-name="T4">Python MySQL Execute Parameterized Query using Prepared Statement:</text:span></text:p>
            <text:p text:style-name="P5"><text:span text:style-name="T5">A parameterized query is a query in which placeholders used for parameters and the parameter values supplied at execution time. That means parameterized query gets compiled only once.</text:span></text:p>
            <text:p text:style-name="P5"><text:span text:style-name="T5"/></text:p>
            <text:p text:style-name="P5"><text:span text:style-name="T5">Let’s see the example of a parameterized query:</text:span></text:p>
            <text:p text:style-name="P5"><text:span text:style-name="T4">sql_parameterized_query = """Update employee set city = %s where emp_id = %s"""</text:span></text:p>
            <text:p text:style-name="P5"><text:span text:style-name="T5"/></text:p>
            <text:p text:style-name="P5"><text:span text:style-name="T5">As you can see, we are passing a parameter (%s) for the values. You must supply values in place of the placeholders (%s) before you can execute this query using </text:span><text:span text:style-name="T4">Prepared Statement.</text:span><text:span text:style-name="T5"> Here we provide python variables at the position of the placeholder.</text:span></text:p>
            <text:p text:style-name="P5"><text:span text:style-name="T5">Sometimes it is more convenient to use a parameterized Query or prepared statement for sending SQL queries to the database. </text:span></text:p>
            <text:p text:style-name="P5"><text:span text:style-name="T5"/></text:p>
            <text:p text:style-name="P5"><text:span text:style-name="T5"/></text:p>
            <text:p text:style-name="P5"><text:span text:style-name="T5">There are the main 4 reasons to use. There are the main four reasons to use.</text:span></text:p>
            <text:p text:style-name="P5"><text:span text:style-name="T5"/></text:p>
            <text:p text:style-name="P5"><text:span text:style-name="T4">Improves Speed:</text:span><text:span text:style-name="T5"> If you want to execute SQL statement/query many times, it usually reduces execution time</text:span></text:p>
            <text:p text:style-name="P5"><text:span text:style-name="T4">Compile Once:</text:span><text:span text:style-name="T5"> The main advantage of using a parameterized query is that </text:span><text:span text:style-name="T4">parameterized query compiled only once</text:span><text:span text:style-name="T5">. <text:s/>That means when you executed the parameterized query, <text:s/>MySQL can just run the SQL statement without having to recompile it. It uses already precompiled query and directly executes it.</text:span></text:p>
            <text:p text:style-name="P5"><text:span text:style-name="T5">Note: For a standard query, MySQL complies query each time before executing it.</text:span></text:p>
            <text:p text:style-name="P5"><text:span text:style-name="T4">Same Operation with Different Data:</text:span><text:span text:style-name="T5"> if you want to execute same query multiple time with different data. For example, you want to insert 200 rows in a table then you can use parameterized query so it can compile once and execute every time with different column values.</text:span></text:p>
            <text:p text:style-name="P5"><text:span text:style-name="T4">Preventing SQL injection attacks.</text:span></text:p>
            <text:p text:style-name="P5"><text:span text:style-name="T4"/></text:p>
            <text:p text:style-name="P5"><text:span text:style-name="T4"/></text:p>
            <text:p text:style-name="P7"><text:span text:style-name="T6">MySQLdb dictionary cursor</text:span></text:p>
            <text:p text:style-name="P5"><text:span text:style-name="T5">There are multiple cursor types in the MySQLdb module. The default cursor returns the data in a </text:span><text:span text:style-name="T4">tuple of tuples.</text:span><text:span text:style-name="T5"> When we use a dictionary cursor, the data is sent in a form of </text:span><text:span text:style-name="T4">Python dictionaries</text:span><text:span text:style-name="T5">.</text:span></text:p>
            <text:p text:style-name="P5"><text:span text:style-name="T4"/></text:p>
            <text:p text:style-name="P5"><text:span text:style-name="T4"/></text:p>
            <text:p text:style-name="P5"><text:span text:style-name="T4"/></text:p>
            <text:p text:style-name="P5"><text:span text:style-name="T5"/></text:p>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6" draw:text-style-name="P4" draw:layer="layout" svg:width="25.199cm" svg:height="3.506cm" svg:x="1.4cm" svg:y="0.837cm" presentation:class="title">
          <draw:text-box>
            <text:p text:style-name="P4"><text:span text:style-name="T2">MySQLdb insert image</text:span></text:p>
          </draw:text-box>
        </draw:frame>
        <draw:frame presentation:style-name="pr5" draw:text-style-name="P6" draw:layer="layout" svg:width="25.199cm" svg:height="12.179cm" svg:x="1.4cm" svg:y="4.914cm" presentation:class="subtitle" presentation:user-transformed="true">
          <draw:text-box>
            <text:p text:style-name="P5"><text:span text:style-name="T3">People often look for ways to insert images into databases. We will show how it can be done in SQLite and Python. Note that some people do not recommend to put images into databases. Images are binary data. MySQL database has a special data type to store binary data called </text:span><text:span text:style-name="T4">BLOB (Binary Large Object). TINYBLOB, BLOB, MEDIUMBLOB and LONGBLOB are variants of the binary object type</text:span><text:span text:style-name="T3">.</text:span></text:p>
            <text:p text:style-name="P5"><text:span text:style-name="T3"/></text:p>
            <text:p text:style-name="P5"><text:span text:style-name="T3">mysql&gt; </text:span><text:span text:style-name="T4">CREATE TABLE Images(Id INT PRIMARY KEY, Data MEDIUMBLOB);</text:span></text:p>
            <text:p text:style-name="P5"><text:span text:style-name="T3">Query OK, 0 rows affected (0.08 sec)</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6" draw:text-style-name="P8" draw:layer="layout" svg:width="25.199cm" svg:height="3.506cm" svg:x="1.4cm" svg:y="0.837cm" presentation:class="title">
          <draw:text-box>
            <text:p text:style-name="P8"><text:span text:style-name="T6">MySQLdb transaction support</text:span></text:p>
          </draw:text-box>
        </draw:frame>
        <draw:frame presentation:style-name="pr5" draw:text-style-name="P6" draw:layer="layout" svg:width="25.199cm" svg:height="12.179cm" svg:x="1.4cm" svg:y="4.912cm" presentation:class="subtitle" presentation:user-transformed="true">
          <draw:text-box>
            <text:p text:style-name="P5"><text:span text:style-name="T3">A transaction is an atomic unit of database operations against the data in one or more databases. The effects of all the SQL statements in a transaction can be either all committed to the database or all rolled back.</text:span></text:p>
            <text:p text:style-name="P5"><text:span text:style-name="T3"/></text:p>
            <text:p text:style-name="P5"><text:span text:style-name="T3">For databases that support transactions,</text:span><text:span text:style-name="T4"> the Python interface silently starts a transaction when the cursor is created</text:span><text:span text:style-name="T3">. The commit() method commits the updates made using that cursor, and the rollback() method discards them. Each method starts a new transaction.</text:span></text:p>
            <text:p text:style-name="P5"><text:span text:style-name="T3"/></text:p>
            <text:p text:style-name="P5"><text:span text:style-name="T3">The MySQL database has different types of </text:span><text:span text:style-name="T4">storage engine</text:span><text:span text:style-name="T3">s</text:span><text:span text:style-name="T4">. The most common are the MyISAM and the InnoDB engines</text:span><text:span text:style-name="T3">. Since </text:span><text:span text:style-name="T4">MySQL 5.5, InnoDB becomes the default storage engine</text:span><text:span text:style-name="T3">. There is a trade-off between data security and database speed. The MyISAM tables are faster to process and they </text:span><text:span text:style-name="T4">do not support transactions.</text:span><text:span text:style-name="T3"> </text:span><text:span text:style-name="T4">The commit() and rollback() methods are not implemented</text:span><text:span text:style-name="T3">. They do nothing. On the other hand, the</text:span><text:span text:style-name="T4"> InnoDB tables are more safe against the data loss</text:span><text:span text:style-name="T3">. They support transactions. They are slower to process.</text:span></text:p>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7T17:34:19.069857819</meta:creation-date>
    <dc:date>2019-02-27T18:48:05.262726420</dc:date>
    <meta:editing-duration>PT41M13S</meta:editing-duration>
    <meta:editing-cycles>10</meta:editing-cycles>
    <meta:generator>LibreOffice/5.1.6.2$Linux_X86_64 LibreOffice_project/10m0$Build-2</meta:generator>
    <meta:document-statistic meta:object-count="52"/>
  </office:meta>
</office:document-meta>
</file>